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E75B98A95DC0EFC7.png" manifest:media-type="image/png"/>
  <manifest:file-entry manifest:full-path="Pictures/10000201000004000000040041681D3A4705B3FF.png" manifest:media-type="image/png"/>
  <manifest:file-entry manifest:full-path="Pictures/1000000000000400000002AB757F8A3007265E0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677cm" svg:height="18.46cm" svg:x="0.254cm" svg:y="2.286cm">
          <draw:image xlink:href="Pictures/1000000000000400000002AB757F8A3007265E03.jpg" xlink:type="simple" xlink:show="embed" xlink:actuate="onLoad">
            <text:p/>
          </draw:image>
        </draw:frame>
        <draw:frame draw:style-name="gr1" draw:text-style-name="P1" draw:layer="layout" svg:width="4.378cm" svg:height="4.378cm" draw:transform="rotate (0.384321501289151) translate (22.406cm 16.261cm)">
          <draw:image xlink:href="Pictures/100002010000020000000200E75B98A95DC0EFC7.png" xlink:type="simple" xlink:show="embed" xlink:actuate="onLoad">
            <text:p/>
          </draw:image>
        </draw:frame>
        <draw:frame draw:style-name="gr1" draw:text-style-name="P1" draw:layer="layout" svg:width="5.767cm" svg:height="5.767cm" svg:x="9.219cm" svg:y="8.89cm">
          <draw:image xlink:href="Pictures/10000201000004000000040041681D3A4705B3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22:22:38.647122197</meta:creation-date>
    <dc:date>2017-01-30T22:29:01.948710819</dc:date>
    <meta:editing-duration>PT6M24S</meta:editing-duration>
    <meta:editing-cycles>1</meta:editing-cycles>
    <meta:document-statistic meta:object-count="26"/>
    <meta:generator>LibreOffice/5.1.4.2$Linux_X86_64 LibreOffice_project/10m0$Build-2</meta:generator>
  </office:meta>
</office:document-meta>
</file>